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5cd92d" officeooo:paragraph-rsid="005cd92d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15569" officeooo:paragraph-rsid="00615569" fo:background-color="transparen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37d7e" officeooo:paragraph-rsid="00637d7e" fo:background-color="transparent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5232c" officeooo:paragraph-rsid="0065232c" fo:background-color="transparen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7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78" style:family="paragraph" style:parent-style-name="Standard">
      <style:paragraph-properties fo:margin-top="0cm" fo:margin-bottom="0.353cm" style:contextual-spacing="false" fo:line-height="115%"/>
    </style:style>
    <style:style style:name="P7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  <style:style style:name="T73" style:family="text">
      <style:text-properties officeooo:rsid="005fb963"/>
    </style:style>
    <style:style style:name="T74" style:family="text">
      <style:text-properties officeooo:rsid="00600a22"/>
    </style:style>
    <style:style style:name="T75" style:family="text">
      <style:text-properties officeooo:rsid="00615569"/>
    </style:style>
    <style:style style:name="T76" style:family="text">
      <style:text-properties officeooo:rsid="0062cb3b"/>
    </style:style>
    <style:style style:name="T7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9" loext:marker-style-name="T1"/>
      <text:p text:style-name="P4" loext:marker-style-name="T1"><text:span text:style-name="T1">UTF 8 ?</text:span><text:span text:style-name="T1"/></text:p>
      <text:p text:style-name="P9" loext:marker-style-name="T1"/>
      <text:p text:style-name="P4" loext:marker-style-name="T14"><text:span text:style-name="T11">ESTRUTURA BÁSICA DE DOCUMENTO HTML</text:span><text:span text:style-name="T14"/></text:p>
      <text:p text:style-name="P10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10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0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24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25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25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24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78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1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1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1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78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78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1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1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2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1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3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4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3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78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3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3" loext:marker-style-name="T31"/>
      <text:p text:style-name="P4" loext:marker-style-name="T31"><text:span text:style-name="T9">ATALHO PARA ADICIONAR COMENTÁRIO CTRL + ; </text:span><text:span text:style-name="T9"/></text:p>
      <text:p text:style-name="P77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3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4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3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4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77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4" loext:marker-style-name="T32"/>
      <text:p text:style-name="P4" loext:marker-style-name="T32"><text:span text:style-name="T10">CRIAR DEGRADE NO CSS </text:span><text:span text:style-name="T10"/></text:p>
      <text:p text:style-name="P14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4" loext:marker-style-name="T32"/>
      <text:p text:style-name="P4" loext:marker-style-name="T35"><text:span text:style-name="T16">TAMANHO DE FONTES E SUAS MEDIDAS</text:span><text:span text:style-name="T16"/></text:p>
      <text:p text:style-name="P26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76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68" loext:marker-style-name="T36"/>
      <text:p text:style-name="P70" loext:marker-style-name="T36">OBS: Uma das opções para deixar o texto mais responsivo e se adaptar conforme o tamanho de tela, é usar vw no font-size, não é a melhor opção, porém serve.</text:p>
      <text:p text:style-name="P70" loext:marker-style-name="T36">Font-size: 10vw; ele tera o tamanho de 10% da view port no sentido horizontal</text:p>
      <text:p text:style-name="P68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68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68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68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68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68" loext:marker-style-name="T36"/>
      <text:p text:style-name="P4" loext:marker-style-name="T35"><text:span text:style-name="T16">SELETORES PERSONALIZADOS </text:span><text:span text:style-name="T16"/></text:p>
      <text:p text:style-name="P26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68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68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27" loext:marker-style-name="T36">FILHOS DIRETOS -TAG DENTRO DE TAG NO CSS</text:p>
      <text:p text:style-name="P69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9" loext:marker-style-name="T36"><text:span text:style-name="T63">ESCLARECENDO: </text:span></text:p>
      <text:p text:style-name="P69" loext:marker-style-name="T36"><text:span text:style-name="T63">Nesse caso, você precisa lembrar dos conceitos de COMBINADORES DE SELETORES, que nada mais é do que criar uma relação útil entre os seletores. </text:span></text:p>
      <text:p text:style-name="P69" loext:marker-style-name="T36"><text:span text:style-name="T63">Você usa o " &gt; " quando quer indicar que deseja estilizar um FILHO DIRETO de um elemento. Segue um exemplo:</text:span></text:p>
      <text:p text:style-name="P69" loext:marker-style-name="T36"><text:span text:style-name="T63"><text:s/>&lt;header&gt; </text:span></text:p>
      <text:p text:style-name="P69" loext:marker-style-name="T36"><text:span text:style-name="T63">&lt;h1&gt;&lt;/h1&gt; </text:span></text:p>
      <text:p text:style-name="P69" loext:marker-style-name="T36"><text:span text:style-name="T63">&lt;p&gt;&lt;/p&gt; </text:span></text:p>
      <text:p text:style-name="P69" loext:marker-style-name="T36"><text:span text:style-name="T63">&lt;/header&gt; </text:span></text:p>
      <text:p text:style-name="P69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9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69" loext:marker-style-name="T36"><text:span text:style-name="T63"><text:s/>&lt;main&gt; </text:span></text:p>
      <text:p text:style-name="P69" loext:marker-style-name="T36"><text:span text:style-name="T63"><text:tab/>&lt;article&gt; </text:span></text:p>
      <text:p text:style-name="P69" loext:marker-style-name="T36"><text:span text:style-name="T63">&lt;h1&gt;&lt;/h1&gt; </text:span></text:p>
      <text:p text:style-name="P69" loext:marker-style-name="T36"><text:span text:style-name="T63">&lt;/article&gt; </text:span></text:p>
      <text:p text:style-name="P69" loext:marker-style-name="T36"><text:span text:style-name="T63">&lt;/main&gt; </text:span></text:p>
      <text:p text:style-name="P69" loext:marker-style-name="T36"><text:span text:style-name="T63">SELETOR NÃO SIMPLIFICADO PARA O EXEMPLO ACIMA: " main &gt; article &gt; h1 {...} ". H1 é filho direto de article, que é filho direto de main.</text:span></text:p>
      <text:p text:style-name="P69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9" loext:marker-style-name="T36"><text:span text:style-name="T63"><text:s/>MESMO SELETOR ANTERIOR, SÓ QUE SIMPLIFICADO: " main h1 {...} " </text:span></text:p>
      <text:p text:style-name="P69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9" loext:marker-style-name="T36"><text:span text:style-name="T63"><text:s/>É por isso que o Guanabara não usa o sinal de maior (&gt;) às vezes, ele está simplificando o seletor (quando possível). </text:span></text:p>
      <text:p text:style-name="P69" loext:marker-style-name="T36"><text:span text:style-name="T63">Isso facilita muito, porque você não precisará de uma pancada de classes e deixa o seu código mais limpo.</text:span> </text:p>
      <text:p text:style-name="P69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68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68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26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8" loext:marker-style-name="T36">Caso no css você queira transformar um box level padrão em inline level, vá acima do código no css e digite display:inline ou se for aon= contrario digite display:block</text:p>
      <text:p text:style-name="P28" loext:marker-style-name="T36"/>
      <text:p text:style-name="P29" loext:marker-style-name="T36">existe também display: inline block, que é um bloco em linha que pode ser configurado com as opções do box level</text:p>
      <text:p text:style-name="P30" loext:marker-style-name="T36">O display: inline block, também serve para criar caixas que se adaptam ao tamanho do conteudo, muito util quando precisa de uma caixa grande que fica mais responsivo.</text:p>
      <text:p text:style-name="P31" loext:marker-style-name="T36">margin: auto –<text:span text:style-name="T47"> para deixar a caixa centralizada</text:span></text:p>
      <text:p text:style-name="P32" loext:marker-style-name="T36"><text:span text:style-name="T47">outline-width = tracejado dentro da margem</text:span></text:p>
      <text:p text:style-name="P33" loext:marker-style-name="T36"><text:span text:style-name="T47">SIMPLIFICAR COISAS DO CÓDIGO </text:span></text:p>
      <text:p text:style-name="P34" loext:marker-style-name="T36"><text:span text:style-name="T47">A ordem de colocar o código no css é em ordem horário. </text:span></text:p>
      <text:p text:style-name="P34" loext:marker-style-name="T36"><text:soft-page-break/><text:span text:style-name="T47">Topo, direita, baixo e esquerda e isso vale também para os shorthands</text:span></text:p>
      <text:p text:style-name="P34" loext:marker-style-name="T36"><text:span text:style-name="T47"/></text:p>
      <text:p text:style-name="P33" loext:marker-style-name="T36"><text:span text:style-name="T47">SHORTHANDS</text:span></text:p>
      <text:p text:style-name="P35" loext:marker-style-name="T36"><text:span text:style-name="T47">border 10px solid black (sempre siga essa ordem)</text:span></text:p>
      <text:p text:style-name="P35" loext:marker-style-name="T36"><text:span text:style-name="T47">padding 10px 10px 10px 10px – caso for usar o mesmo tamanho para todos os ladosl pode usar apenas uma vez o valor ex: padding 10px</text:span></text:p>
      <text:p text:style-name="P35" loext:marker-style-name="T36"><text:span text:style-name="T47"/></text:p>
      <text:p text:style-name="P36" loext:marker-style-name="T36"><text:span text:style-name="T47">SE FOR USAR DOIS VALORES PADDING 10PX 20PX – o valor de 10px irá para cima e baixo e 20px irá para a direita e esquerda</text:span></text:p>
      <text:p text:style-name="P35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37" loext:marker-style-name="T36">GROUPING TAGS </text:p>
      <text:p text:style-name="P38" loext:marker-style-name="T36">Você pode colocar tags dentro de outras tags</text:p>
      <text:p text:style-name="P71" loext:marker-style-name="T36">&lt;header&gt; - Cabeçalho, fica dentro de body no html</text:p>
      <text:p text:style-name="P71" loext:marker-style-name="T36">&lt;nav&gt; - são os links de navegações</text:p>
      <text:p text:style-name="P71" loext:marker-style-name="T36">&lt;main&gt; - <text:s/>Conteúdo principal</text:p>
      <text:p text:style-name="P71" loext:marker-style-name="T36">&lt;section&gt; - é uma seção que se coloca os assuntos do site</text:p>
      <text:p text:style-name="P71" loext:marker-style-name="T36">&lt;article&gt; é aonde se colocar o conteudo escrito /<text:span text:style-name="T61">* O article pode ter um h2*/</text:span></text:p>
      <text:p text:style-name="P71" loext:marker-style-name="T36">&lt;aside&gt; é o detalhe periferico do article, por exemplo, no article foi escrito um artigo e no aside se coloca o nome de quem escreveu</text:p>
      <text:p text:style-name="P71" loext:marker-style-name="T36">&lt;footer&gt; - é o Rodapé</text:p>
      <text:p text:style-name="P72" loext:marker-style-name="T36">box-shadow: 1px 1px 1px black – da para ver também pelo devtools do chrome</text:p>
      <text:p text:style-name="P73" loext:marker-style-name="T36">border-radius: para criar bordas arredondadas </text:p>
      <text:p text:style-name="P73" loext:marker-style-name="T36"/>
      <text:p text:style-name="P39" loext:marker-style-name="T36">BORDA DECORADA A PARTIR DE IMAGEM </text:p>
      <text:p text:style-name="P74" loext:marker-style-name="T36">No style digite a div que quer colocar a borda</text:p>
      <text:p text:style-name="P74" loext:marker-style-name="T36">border: 12px solid black</text:p>
      <text:p text:style-name="P74" loext:marker-style-name="T36">padding: 10px</text:p>
      <text:p text:style-name="P74" loext:marker-style-name="T36">border-image-source: url(‘NOME DO ARQUIVO QUE VAI SER A BORDA’)</text:p>
      <text:p text:style-name="P74" loext:marker-style-name="T36"><text:soft-page-break/>border-image-slice: 27</text:p>
      <text:p text:style-name="P74" loext:marker-style-name="T36">border-image-repeat: repeat</text:p>
      <text:p text:style-name="P75" loext:marker-style-name="T36">ou no shorthands border-image: url(‘ARQUIVO.PNG’) 27 repeat;</text:p>
      <text:p text:style-name="P75" loext:marker-style-name="T36"/>
      <text:p text:style-name="P40" loext:marker-style-name="T36">VARIAVEIS CSS</text:p>
      <text:p text:style-name="P40" loext:marker-style-name="T36">Variavel para salvar paleta de cores, <text:span text:style-name="T62">para encontrar essas cores, vá na lista de cores que aparece quando você digita o nome de uma cor, lá no final</text:span></text:p>
      <text:p text:style-name="P40" loext:marker-style-name="T36"/>
      <text:p text:style-name="P41" loext:marker-style-name="T36">Serve também para fontes, <text:s/>é como se fosse um atalho, para que você se localize e saiba quais as coisas e seus codigos.</text:p>
      <text:p text:style-name="P40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40" loext:marker-style-name="T36"/>
      <text:p text:style-name="P42" loext:marker-style-name="T36"><text:span text:style-name="T47">RESPONSIVIDADE</text:span></text:p>
      <text:p text:style-name="P42" loext:marker-style-name="T36"><text:span text:style-name="T47">Para imagens, você tem que definir o tamanho minimo (min-width:)de pixels e o maximo (max-width: )</text:span></text:p>
      <text:p text:style-name="P42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42" loext:marker-style-name="T36"><text:span text:style-name="T47"/></text:p>
      <text:p text:style-name="P42" loext:marker-style-name="T36"><text:span text:style-name="T47">Para que seja feita a troca de imagens quando a tela diminuir, <text:s/>coloque essa tag no codigo html com o caminho da outra imagem </text:span></text:p>
      <text:p text:style-name="P42" loext:marker-style-name="T36"><text:span text:style-name="T47"> &lt;source media="(max-width:600px)AQUI VOCÊ DEFINE QUANDO A OUTRA IMAGEM IRÁ APARECER" srcset="imagens/irina-blok-pq.jpg"&gt;</text:span></text:p>
      <text:p text:style-name="P42" loext:marker-style-name="T36"><text:span text:style-name="T47"/></text:p>
      <text:p text:style-name="P42" loext:marker-style-name="T36"><text:soft-page-break/><text:span text:style-name="T47">transition-duration: .5s; </text:span><text:span text:style-name="T49">É para ter um atraso quando for clicar no menu</text:span></text:p>
      <text:p text:style-name="P43" loext:marker-style-name="T36"><text:span text:style-name="T49">l</text:span><text:span text:style-name="T47">ine-height: É o espaçamento entre linhas</text:span></text:p>
      <text:p text:style-name="P43" loext:marker-style-name="T36"><text:span text:style-name="T47">list-style-position: inside; </text:span><text:span text:style-name="T50">para deixar a lista dentro da caixa</text:span></text:p>
      <text:p text:style-name="P44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44" loext:marker-style-name="T36"><text:span text:style-name="T47">' – Para trocar o sinal que vai na frente das listas</text:span></text:p>
      <text:p text:style-name="P45" loext:marker-style-name="T36"><text:span text:style-name="T47">CTRL + D PARA SELECIONAR PALAVRAS IGUAIS NO CODIGO TODO </text:span></text:p>
      <text:p text:style-name="P44" loext:marker-style-name="T36"><text:span text:style-name="T47"/></text:p>
      <text:p text:style-name="P46" loext:marker-style-name="T36">TORNAR O VIDEO RESPONSIVO</text:p>
      <text:p text:style-name="P47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7" loext:marker-style-name="T36"><text:span text:style-name="T47">no css, crie uma tag com a div e a classe, e coloque essas configurações, </text:span></text:p>
      <text:p text:style-name="P47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47" loext:marker-style-name="T36"><text:span text:style-name="T47"/></text:p>
      <text:p text:style-name="P47" loext:marker-style-name="T36"><text:span text:style-name="T47">Faça outra tag no css com essas configurações </text:span></text:p>
      <text:p text:style-name="P46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46" loext:marker-style-name="T36"><text:span text:style-name="T47"/></text:p>
      <text:p text:style-name="P48" loext:marker-style-name="T36"><text:span text:style-name="T47">COLOCAR IMAGEM COMO BACKGROUD EM UMA DIV</text:span></text:p>
      <text:p text:style-name="P48" loext:marker-style-name="T36"><text:soft-page-break/><text:span text:style-name="T47">no style digite o nome da div e colocoque</text:span></text:p>
      <text:p text:style-name="P48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9" loext:marker-style-name="T36"><text:span text:style-name="T47">OBS: Se for usar uma imagem de algum site, tome cuidado, pois caso essa imagem seja excluida, modificada, ela irá modificar no seu site também.</text:span></text:p>
      <text:p text:style-name="P49" loext:marker-style-name="T36"><text:span text:style-name="T47"/></text:p>
      <text:p text:style-name="P49" loext:marker-style-name="T36"><text:span text:style-name="T47"/></text:p>
      <text:p text:style-name="P49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50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50" loext:marker-style-name="T36"><text:span text:style-name="T47">background-repeat: repeat – Irá repetir a imagem; </text:span><text:span text:style-name="T54">O inicio da repetição sempre é no canto superior esquerdo</text:span></text:p>
      <text:p text:style-name="P50" loext:marker-style-name="T36"><text:span text:style-name="T47">background-repeat: no-repeat – não irá repetir </text:span></text:p>
      <text:p text:style-name="P50" loext:marker-style-name="T36"><text:span text:style-name="T47">background-repeat: repeat-y: irá repetir em uma coluna na vertical </text:span></text:p>
      <text:p text:style-name="P50" loext:marker-style-name="T36"><text:span text:style-name="T47">background-repeat: repeat-x: irá repetir em uma linha na horizontal </text:span></text:p>
      <text:p text:style-name="P49" loext:marker-style-name="T36"><text:span text:style-name="T52"/></text:p>
      <text:p text:style-name="P51" loext:marker-style-name="T36"><text:span text:style-name="T52">P</text:span><text:span text:style-name="T47">OSICIONAMENTO DAS IMAGENS DENTRO DAS DIVS</text:span></text:p>
      <text:p text:style-name="P51" loext:marker-style-name="T36"><text:span text:style-name="T47">Em uma imagem grande, caso queira que apareça apenas uma parte da imagem, usasse a declaração backgroud-position: </text:span></text:p>
      <text:p text:style-name="P51" loext:marker-style-name="T36"><text:span text:style-name="T47">No exercicio 022 fundo 03 foi feito da seguinte forma, criou quatro div em head, com class=bloco e id=1,2,3e4 para identificar cada uma separadamente</text:span></text:p>
      <text:p text:style-name="P51" loext:marker-style-name="T36"><text:span text:style-name="T47">No style, usando div.bloco você define as configurações de estilo da div e também seleciona a imagem de fundo.</text:span></text:p>
      <text:p text:style-name="P51" loext:marker-style-name="T36"><text:span text:style-name="T47">Ainda no style, crie declarações para cada div separadas pelos id com as numerações, para que você defina o posicionamento da imagem, ex: </text:span></text:p>
      <text:p text:style-name="P51" loext:marker-style-name="T36"><text:span text:style-name="T47">div#q1{</text:span></text:p>
      <text:p text:style-name="P51" loext:marker-style-name="T36"><text:span text:style-name="T47">backgroud-position: left top; ( left top quer dizer que irá aparecer a partir do canto esquerdo superior )</text:span></text:p>
      <text:p text:style-name="P51" loext:marker-style-name="T36"><text:span text:style-name="T47">Por conta dos id= que foram colocadas nas div, consegue se personalizar o posicionamento separadamente de cada. </text:span></text:p>
      <text:p text:style-name="P51" loext:marker-style-name="T36"><text:soft-page-break/><text:span text:style-name="T47">Left center = começa da esquerda e vai até o centro da imagem </text:span></text:p>
      <text:p text:style-name="P51" loext:marker-style-name="T36"><text:span text:style-name="T47">right bottom = começa da parte inferior direita</text:span></text:p>
      <text:p text:style-name="P51" loext:marker-style-name="T36"><text:span text:style-name="T47">center center = fica centralizado </text:span></text:p>
      <text:p text:style-name="P52" loext:marker-style-name="T36"><text:span text:style-name="T47">height: 100vh (vh é viewhight – que é a altura da viewport)</text:span></text:p>
      <text:p text:style-name="P52" loext:marker-style-name="T36"><text:span text:style-name="T47"/></text:p>
      <text:p text:style-name="P52" loext:marker-style-name="T36"><text:span text:style-name="T47"/></text:p>
      <text:p text:style-name="P53" loext:marker-style-name="T36"><text:span text:style-name="T47">Para deixar uma imagem do body no backgroud de uma forma que ocupe a tela toda, existem algumas opções, e cada uma será a melhor dependendo da situação </text:span></text:p>
      <text:p text:style-name="P53" loext:marker-style-name="T36"><text:span text:style-name="T47"/></text:p>
      <text:p text:style-name="P53" loext:marker-style-name="T36"><text:span text:style-name="T47">Obs: Apesar de ter uma imagem de fundo, coloque uma cor de fundo, pois as vezes a imagem demora para carregar, e é importante ter algo no fundo. </text:span></text:p>
      <text:p text:style-name="P53" loext:marker-style-name="T36"><text:span text:style-name="T47"/></text:p>
      <text:p text:style-name="P53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54" loext:marker-style-name="T36"><text:span text:style-name="T56">background-attachment: <text:s/>scroll; -&gt; padrão; o fundo rola junto com o conteúdo </text:span></text:p>
      <text:p text:style-name="P54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55" loext:marker-style-name="T36"><text:span text:style-name="T47"/></text:p>
      <text:p text:style-name="P55" loext:marker-style-name="T36"><text:span text:style-name="T47">SHORTHANDS – BACKGROUD</text:span></text:p>
      <text:p text:style-name="P55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55" loext:marker-style-name="T36"><text:span text:style-name="T47">backgroud: black url(‘local da imagem’) <text:s/>no-repeat center center/cover fixed</text:span></text:p>
      <text:p text:style-name="P55" loext:marker-style-name="T36"><text:span text:style-name="T47"/></text:p>
      <text:p text:style-name="P58" loext:marker-style-name="T36"><text:span text:style-name="T56">CENTRALIZAÇÃO VERTICAL DE CAIXAS</text:span></text:p>
      <text:p text:style-name="P56" loext:marker-style-name="T36"><text:span text:style-name="T56"><text:s/>Na parte de HTML: </text:span></text:p>
      <text:p text:style-name="P56" loext:marker-style-name="T36"><text:span text:style-name="T56">&lt;body&gt; </text:span></text:p>
      <text:p text:style-name="P56" loext:marker-style-name="T36"><text:span text:style-name="T56">&lt;section id="container"&gt; </text:span></text:p>
      <text:p text:style-name="P56" loext:marker-style-name="T36"><text:span text:style-name="T56">&lt;article id="conteúdo"&gt; </text:span></text:p>
      <text:p text:style-name="P56" loext:marker-style-name="T36"><text:soft-page-break/><text:span text:style-name="T56">&lt;/article&gt; </text:span></text:p>
      <text:p text:style-name="P56" loext:marker-style-name="T36"><text:span text:style-name="T56">&lt;/section&gt; </text:span></text:p>
      <text:p text:style-name="P56" loext:marker-style-name="T36"><text:span text:style-name="T56">&lt;/body&gt; </text:span></text:p>
      <text:p text:style-name="P57" loext:marker-style-name="T36"><text:span text:style-name="T56">Na parte de CSS: </text:span></text:p>
      <text:p text:style-name="P56" loext:marker-style-name="T36"><text:span text:style-name="T56">- O que tá </text:span><text:span text:style-name="T59">d</text:span><text:span text:style-name="T56">e fora (container) -&gt; position: relative</text:span></text:p>
      <text:p text:style-name="P79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56" loext:marker-style-name="T36"><text:span text:style-name="T56"><text:s/>height: 500px; </text:span></text:p>
      <text:p text:style-name="P56" loext:marker-style-name="T36"><text:span text:style-name="T56">padding: 10px; </text:span></text:p>
      <text:p text:style-name="P56" loext:marker-style-name="T36"><text:span text:style-name="T56">background-color: purple; </text:span></text:p>
      <text:p text:style-name="P56" loext:marker-style-name="T36"><text:span text:style-name="T56">} </text:span></text:p>
      <text:p text:style-name="P56" loext:marker-style-name="T36"><text:span text:style-name="T56">- O que tá de dentro (conteúdo) -&gt; position: absolute </text:span></text:p>
      <text:p text:style-name="P79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56" loext:marker-style-name="T36"><text:span text:style-name="T56">height: 200px; </text:span></text:p>
      <text:p text:style-name="P56" loext:marker-style-name="T36"><text:span text:style-name="T56">width: 400px; </text:span></text:p>
      <text:p text:style-name="P56" loext:marker-style-name="T36"><text:span text:style-name="T56">background-color: yellow;</text:span></text:p>
      <text:p text:style-name="P56" loext:marker-style-name="T36"><text:span text:style-name="T56"><text:s/>left: 50%; -&gt; o canto top left que ficará centralizado (precisa de transform)</text:span></text:p>
      <text:p text:style-name="P56" loext:marker-style-name="T36"><text:span text:style-name="T56"><text:s/>top: 50%; </text:span></text:p>
      <text:p text:style-name="P56" loext:marker-style-name="T36"><text:span text:style-name="T56">transform: translate(-50%, -50%); -&gt; translate(mov horizontal, mov vertical). -&gt; </text:span></text:p>
      <text:p text:style-name="P56" loext:marker-style-name="T36"><text:span text:style-name="T56">Muda a posição de referência de 'topo/esquerdo' (padrão), para uma outra qualquer (ex: centro) </text:span></text:p>
      <text:p text:style-name="P56" loext:marker-style-name="T36"><text:span text:style-name="T56">}</text:span></text:p>
      <text:p text:style-name="P56" loext:marker-style-name="T36"><text:span text:style-name="T56"><text:s/>OBS: forma mais fácil de centralizar: </text:span></text:p>
      <text:p text:style-name="P79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56" loext:marker-style-name="T36"><text:span text:style-name="T56">display: flex; (possui diversas funções, uma delas é habilitar o manejo do conteúdo) </text:span></text:p>
      <text:p text:style-name="P56" loext:marker-style-name="T36"><text:span text:style-name="T56">justify-content: center; (alinhamento horizontal, dispensando o 'margin: auto') </text:span></text:p>
      <text:p text:style-name="P56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56" loext:marker-style-name="T36"><text:span text:style-name="T47"/></text:p>
      <text:p text:style-name="P59" loext:marker-style-name="T36"><text:span text:style-name="T47">OBSERVAÇÕES DO PROJETO CORDEL QUE VOCÊ TEM QUE USAR NOS SEUS CÓDIGOS </text:span></text:p>
      <text:p text:style-name="P60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60" loext:marker-style-name="T36"><text:soft-page-break/><text:span text:style-name="T60">´Para alterar um item especifico para que não fique na configuração geral, faça a configuração depois no próprio item, ex:</text:span></text:p>
      <text:p text:style-name="P61" loext:marker-style-name="T36"><text:span text:style-name="T47">*{</text:span></text:p>
      <text:p text:style-name="P61" loext:marker-style-name="T36"><text:span text:style-name="T47">margin:0px;</text:span></text:p>
      <text:p text:style-name="P61" loext:marker-style-name="T36"><text:span text:style-name="T47">padding:0px</text:span></text:p>
      <text:p text:style-name="P61" loext:marker-style-name="T36"><text:span text:style-name="T47">}</text:span></text:p>
      <text:p text:style-name="P61" loext:marker-style-name="T36"><text:span text:style-name="T47"/></text:p>
      <text:p text:style-name="P62" loext:marker-style-name="T36"><text:span text:style-name="T47">CONFIGURAÇÕES QUE O HTML E BODY IRÃO TER EM COMUM PODEM SER COLOCADAS NO CSS COMO html, body{ }</text:span></text:p>
      <text:p text:style-name="P62" loext:marker-style-name="T36"><text:span text:style-name="T47"/></text:p>
      <text:p text:style-name="P62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62" loext:marker-style-name="T36"><text:span text:style-name="T47"/></text:p>
      <text:p text:style-name="P62" loext:marker-style-name="T36"><text:span text:style-name="T47">Text-transform: uppercase; - É para deixar todas as letras em maiusculos</text:span></text:p>
      <text:p text:style-name="P63" loext:marker-style-name="T36"><text:span text:style-name="T47">font-variant: small-caps; - São todas em letras maiusculas, contudo a primeira letra de cada palavra sai maior que as outras.</text:span></text:p>
      <text:p text:style-name="P62" loext:marker-style-name="T36"><text:span text:style-name="T47"/></text:p>
      <text:p text:style-name="P64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64" loext:marker-style-name="T36"><text:span text:style-name="T47">header a, footer a{ } - Veja que são sessões diferentes, mas ambos tem links que irão usar a mesma configuração de estilo</text:span></text:p>
      <text:p text:style-name="P64" loext:marker-style-name="T36"><text:span text:style-name="T47">header a:hover, footer a:hover – a mesma coisa aqui, caso vá usar o hover ou outras coisinhas.</text:span></text:p>
      <text:p text:style-name="P65" loext:marker-style-name="T36"><text:span text:style-name="T47">Line-height= espaçamento de linhas</text:span></text:p>
      <text:p text:style-name="P65" loext:marker-style-name="T36"><text:span text:style-name="T47"/></text:p>
      <text:p text:style-name="P66" loext:marker-style-name="T36">EFEITO PARALLAX</text:p>
      <text:p text:style-name="P66" loext:marker-style-name="T36"><text:span text:style-name="T47">Deixe um espaço nas sessões para que as imagens tenham espaço para serem mostradas, pode aumentar com o padding </text:span></text:p>
      <text:p text:style-name="P67" loext:marker-style-name="T36"><text:span text:style-name="T47">backgroud-attachment: fixed; - Deixa a imagem fixa na posição configurada;</text:span></text:p>
      <text:p text:style-name="P15" loext:marker-style-name="T36"/>
      <text:p text:style-name="P21" loext:marker-style-name="T36"><text:soft-page-break/>TABELAS</text:p>
      <text:p text:style-name="P21" loext:marker-style-name="T36">NÃO PODE CRIAR A ESTRUTURA DO SEU SITE EM TABELAS !!</text:p>
      <text:p text:style-name="P16" loext:marker-style-name="T36">No html a primeira tag é &lt;table&gt;&lt;/table&gt; as tabelas irão entre essas tags</text:p>
      <text:p text:style-name="P16" loext:marker-style-name="T36">Todas as tabelas simples em html <text:s/>tem hierarquia: </text:p>
      <text:p text:style-name="P16" loext:marker-style-name="T36">Table= tabela <text:s/>&gt; table row &lt;<text:span text:style-name="T73">tr</text:span>&gt;&lt;/<text:span text:style-name="T73">tr</text:span>&gt; = linha de tabela &gt; <text:s/>table header = cabeçalho de tabela &gt; table data &lt;<text:span text:style-name="T73">td</text:span>&gt;&lt;/<text:span text:style-name="T73">td</text:span>&gt;= dado de tabela. <text:span text:style-name="T74">Ex:</text:span></text:p>
      <text:p text:style-name="P16" loext:marker-style-name="T36"/>
      <text:p text:style-name="P17" loext:marker-style-name="T36">Abaixo se criou apenas uma linha, para que crie quantas linhas precisar, repita o processo,:</text:p>
      <text:p text:style-name="P19" loext:marker-style-name="T36">O fechamento das tags tr e td é opcional, contudo terá que ter mais atenção para não ter erros, pois tem uma hierarquia para seguir, e os dados poderão aparecer em lugares que não deveriam estar. <text:span text:style-name="T76">É RECOMENDADO SEMPRE FECHAR AS TAGS.</text:span></text:p>
      <text:p text:style-name="P22" loext:marker-style-name="T36">&lt;table&gt;</text:p>
      <text:p text:style-name="P8">        &lt;tr&gt;</text:p>
      <text:p text:style-name="P8">            &lt;td&gt;A1&lt;/td&gt;</text:p>
      <text:p text:style-name="P8">            &lt;td&gt;B1&lt;/td&gt; <text:s text:c="23"/><text:span text:style-name="T75">IRÁ FICAR ASSIM <text:s/>- A1 B1 C1</text:span></text:p>
      <text:p text:style-name="P8">            &lt;td&gt;C1&lt;/td&gt;</text:p>
      <text:p text:style-name="P8">        &lt;/tr&gt;</text:p>
      <text:p text:style-name="P8"/>
      <text:p text:style-name="P8">&lt;/<text:span text:style-name="T74">table</text:span>&gt;</text:p>
      <text:p text:style-name="P8"/>
      <text:p text:style-name="P18" loext:marker-style-name="T36">Para deixar com linhas as tabelas, coloque borda nos t<text:span text:style-name="T76">d </text:span>, contudo ele irá ficar com espaçamento entre uma ce<text:span text:style-name="T76">d</text:span>ula e outra, então coloque no style, dentro de table <text:span text:style-name="T77">border-collapse: collapse;</text:span> <text:span text:style-name="T77"><text:s/></text:span><text:span text:style-name="T76"><text:s/>para </text:span>fica<text:span text:style-name="T76">r</text:span> com as linhas grudadas. </text:p>
      <text:p text:style-name="P18" loext:marker-style-name="T36"/>
      <text:p text:style-name="P20" loext:marker-style-name="T36"><text:span text:style-name="T77">Alinhamento de dados</text:span> <text:span text:style-name="T77">nas células das tabelas:</text:span></text:p>
      <text:p text:style-name="P20" loext:marker-style-name="T36">horizontal: text-align: center; (ou então defina para right ou left)</text:p>
      <text:p text:style-name="P20" loext:marker-style-name="T36">vertical : vertical-align: top (cima), middle(meio) e bottom (baixo);</text:p>
      <text:p text:style-name="P20" loext:marker-style-name="T36"/>
      <text:p text:style-name="P23" loext:marker-style-name="T36">ANATOMIA PARA TABELAS GRANDES</text:p>
      <text:p text:style-name="P23" loext:marker-style-name="T36">table &lt;table&gt; -</text:p>
      <text:p text:style-name="P23" loext:marker-style-name="T36"><text:s/>&lt;thead&gt; - é o cabeçalho </text:p>
      <text:p text:style-name="P23" loext:marker-style-name="T36">&lt;tbody&gt; - é o corpo da tabela </text:p>
      <text:p text:style-name="P23" loext:marker-style-name="T36">&lt;tfoot&gt; - é o rodapé da tabela </text:p>
      <text:p text:style-name="P23" loext:marker-style-name="T36">Em todos você pode incluir as tags já vista &lt;tr&gt; e &lt;td&gt; e &lt;th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4T15:22:23.439000000</dc:date>
    <meta:editing-duration>P1DT9H44M40S</meta:editing-duration>
    <meta:editing-cycles>55</meta:editing-cycles>
    <meta:generator>LibreOffice/7.6.5.2$Windows_X86_64 LibreOffice_project/38d5f62f85355c192ef5f1dd47c5c0c0c6d6598b</meta:generator>
    <meta:document-statistic meta:table-count="0" meta:image-count="0" meta:object-count="0" meta:page-count="24" meta:paragraph-count="470" meta:word-count="5358" meta:character-count="33229" meta:non-whitespace-character-count="27525"/>
  </office:meta>
</office:document-meta>
</file>